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Public Sans SemiBold" svg:font-family="'Public Sans SemiBold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2.A2" style:family="table-cell">
      <style:table-cell-properties fo:padding="0in" fo:border="none" style:writing-mode="page"/>
    </style:style>
    <style:style style:name="Table2.B2" style:family="table-cell">
      <style:table-cell-properties fo:padding="0in" fo:border="none" style:writing-mode="page"/>
    </style:style>
    <style:style style:name="Table2.A3" style:family="table-cell">
      <style:table-cell-properties fo:padding="0in" fo:border="none" style:writing-mode="page"/>
    </style:style>
    <style:style style:name="Table2.B3" style:family="table-cell">
      <style:table-cell-properties fo:padding="0in" fo:border="none" style:writing-mode="page"/>
    </style:style>
    <style:style style:name="Table2.A4" style:family="table-cell">
      <style:table-cell-properties fo:padding="0in" fo:border="none" style:writing-mode="page"/>
    </style:style>
    <style:style style:name="Table2.B4" style:family="table-cell">
      <style:table-cell-properties fo:padding="0in" fo:border="none" style:writing-mode="page"/>
    </style:style>
    <style:style style:name="Table2.A5" style:family="table-cell">
      <style:table-cell-properties fo:padding="0in" fo:border="none" style:writing-mode="page"/>
    </style:style>
    <style:style style:name="Table2.B5" style:family="table-cell">
      <style:table-cell-properties fo:padding="0in" fo:border="none" style:writing-mode="page"/>
    </style:style>
    <style:style style:name="Table2.A6" style:family="table-cell">
      <style:table-cell-properties style:writing-mode="page"/>
    </style:style>
    <style:style style:name="Table2.B6" style:family="table-cell">
      <style:table-cell-properties style:writing-mode="page"/>
    </style:style>
    <style:style style:name="Table2.A7" style:family="table-cell">
      <style:table-cell-properties style:writing-mode="page"/>
    </style:style>
    <style:style style:name="Table2.B7" style:family="table-cell">
      <style:table-cell-properties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A8" style:family="table-cell">
      <style:table-cell-properties fo:padding="0in" fo:border="none" style:writing-mode="page"/>
    </style:style>
    <style:style style:name="Table1.B8" style:family="table-cell">
      <style:table-cell-properties fo:padding="0in" fo:border="none" style:writing-mode="page"/>
    </style:style>
    <style:style style:name="Table1.A9" style:family="table-cell">
      <style:table-cell-properties fo:padding="0in" fo:border="none" style:writing-mode="page"/>
    </style:style>
    <style:style style:name="Table1.B9" style:family="table-cell">
      <style:table-cell-properties fo:padding="0in" fo:border="none" style:writing-mode="page"/>
    </style:style>
    <style:style style:name="Table1.A10" style:family="table-cell">
      <style:table-cell-properties fo:padding="0in" fo:border="none" style:writing-mode="page"/>
    </style:style>
    <style:style style:name="Table1.B10" style:family="table-cell">
      <style:table-cell-properties fo:padding="0in" fo:border="none" style:writing-mode="page"/>
    </style:style>
    <style:style style:name="Table1.A11" style:family="table-cell">
      <style:table-cell-properties fo:padding="0in" fo:border="none" style:writing-mode="page"/>
    </style:style>
    <style:style style:name="Table1.B11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Source Code Pro" officeooo:rsid="001f17b3" officeooo:paragraph-rsid="001f17b3"/>
    </style:style>
    <style:style style:name="P2" style:family="paragraph" style:parent-style-name="Table_20_Contents">
      <style:paragraph-properties fo:text-align="center" style:justify-single-word="false"/>
      <style:text-properties style:font-name="Source Code Pro"/>
    </style:style>
    <style:style style:name="P3" style:family="paragraph" style:parent-style-name="Table_20_Contents">
      <style:paragraph-properties fo:text-align="center" style:justify-single-word="false"/>
      <style:text-properties style:font-name="Source Code Pro" officeooo:paragraph-rsid="002a013a"/>
    </style:style>
    <style:style style:name="P4" style:family="paragraph" style:parent-style-name="Table_20_Contents">
      <style:paragraph-properties fo:text-align="center" style:justify-single-word="false"/>
      <style:text-properties style:font-name="Source Code Pro" officeooo:rsid="002a66c4" officeooo:paragraph-rsid="002a66c4"/>
    </style:style>
    <style:style style:name="P5" style:family="paragraph" style:parent-style-name="Table_20_Contents">
      <style:paragraph-properties fo:text-align="center" style:justify-single-word="false"/>
      <style:text-properties style:font-name="Source Code Pro" officeooo:rsid="0021cf41" officeooo:paragraph-rsid="0021cf41"/>
    </style:style>
    <style:style style:name="P6" style:family="paragraph" style:parent-style-name="Table_20_Contents">
      <style:paragraph-properties fo:text-align="center" style:justify-single-word="false"/>
      <style:text-properties style:font-name="Source Code Pro" officeooo:rsid="0021cf41" officeooo:paragraph-rsid="0023a996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" officeooo:rsid="002a013a" officeooo:paragraph-rsid="002a013a"/>
    </style:style>
    <style:style style:name="P8" style:family="paragraph" style:parent-style-name="Text_20_body">
      <style:text-properties officeooo:rsid="002a66c4" officeooo:paragraph-rsid="002a66c4"/>
    </style:style>
    <style:style style:name="P9" style:family="paragraph" style:parent-style-name="Text_20_body">
      <style:text-properties officeooo:paragraph-rsid="002a66c4"/>
    </style:style>
    <style:style style:name="P10" style:family="paragraph" style:parent-style-name="Footer">
      <style:text-properties style:text-position="super 58%" officeooo:rsid="002d045f" officeooo:paragraph-rsid="002d045f"/>
    </style:style>
    <style:style style:name="P11" style:family="paragraph" style:parent-style-name="Header">
      <style:text-properties style:font-name="Public Sans SemiBold" fo:font-size="48pt" officeooo:rsid="002bf416" officeooo:paragraph-rsid="002bf416" style:font-size-asian="42pt" style:font-size-complex="48pt"/>
    </style:style>
    <style:style style:name="P12" style:family="paragraph" style:parent-style-name="Header">
      <style:text-properties style:font-name="Public Sans SemiBold" fo:font-size="12pt" officeooo:rsid="002d045f" officeooo:paragraph-rsid="002d045f" style:font-size-asian="10.5pt" style:font-size-complex="12pt"/>
    </style:style>
    <style:style style:name="P13" style:family="paragraph" style:parent-style-name="Text_20_body">
      <style:text-properties officeooo:rsid="00309cde" officeooo:paragraph-rsid="00309cd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23833e"/>
    </style:style>
    <style:style style:name="T4" style:family="text">
      <style:text-properties officeooo:rsid="0023a996"/>
    </style:style>
    <style:style style:name="T5" style:family="text">
      <style:text-properties officeooo:rsid="002a013a"/>
    </style:style>
    <style:style style:name="T6" style:family="text">
      <style:text-properties officeooo:rsid="002a66c4"/>
    </style:style>
    <style:style style:name="T7" style:family="text">
      <style:text-properties officeooo:rsid="002d045f"/>
    </style:style>
    <style:style style:name="T8" style:family="text">
      <style:text-properties officeooo:rsid="0031a0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 mark-up language with a little extra capability; <text:span text:style-name="T8">a bit of fun in the sun and salad days like no responsibility. </text:span></text:p>
      <text:p text:style-name="P8">Each line of text is evaluated as a sequence of characters, in essence, as a statement.</text:p>
      <text:p text:style-name="P9"><text:span text:style-name="T6">Different sequences evaluate to different forms. Below </text:span><text:span text:style-name="T7">are </text:span><text:span text:style-name="T6">element </text:span><text:span text:style-name="T7">tables</text:span><text:span text:style-name="T6">, from simple bi-gram codes, to more complex </text:span><text:span text:style-name="T7">sequences. While some flexibility is allowed, </text:span><text:span text:style-name="T8">the language is fairly strict in evaluation, and the compiler will throw hands if you don’t listen so take a gander at the tables below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&gt;</text:p>
          </table:table-cell>
          <table:table-cell table:style-name="Table2.B2" office:value-type="string">
            <text:p text:style-name="P1">H1</text:p>
          </table:table-cell>
        </table:table-row>
        <table:table-row>
          <table:table-cell table:style-name="Table2.A3" office:value-type="string">
            <text:p text:style-name="P2">&gt;&gt;</text:p>
          </table:table-cell>
          <table:table-cell table:style-name="Table2.B3" office:value-type="string">
            <text:p text:style-name="P1">H2</text:p>
          </table:table-cell>
        </table:table-row>
        <table:table-row>
          <table:table-cell table:style-name="Table2.A4" office:value-type="string">
            <text:p text:style-name="P2">&gt;&gt;&gt;</text:p>
          </table:table-cell>
          <table:table-cell table:style-name="Table2.B4" office:value-type="string">
            <text:p text:style-name="P1">H3</text:p>
          </table:table-cell>
        </table:table-row>
        <table:table-row>
          <table:table-cell table:style-name="Table2.A4" office:value-type="string">
            <text:p text:style-name="P2">&gt;&gt;&gt;&gt;</text:p>
          </table:table-cell>
          <table:table-cell table:style-name="Table2.B4" office:value-type="string">
            <text:p text:style-name="P1">H4</text:p>
          </table:table-cell>
        </table:table-row>
        <table:table-row>
          <table:table-cell table:style-name="Table2.A6" office:value-type="string">
            <text:p text:style-name="P2">&gt;&gt;&gt;&gt;&gt;</text:p>
          </table:table-cell>
          <table:table-cell table:style-name="Table2.B6" office:value-type="string">
            <text:p text:style-name="P1">H5</text:p>
          </table:table-cell>
        </table:table-row>
        <table:table-row>
          <table:table-cell table:style-name="Table2.A6" office:value-type="string">
            <text:p text:style-name="P2">&gt;&gt;&gt;&gt;&gt;&gt;</text:p>
          </table:table-cell>
          <table:table-cell table:style-name="Table2.B6" office:value-type="string">
            <text:p text:style-name="P1">H6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5"/>
            <text:p text:style-name="P5">A] <text:span text:style-name="T4">string: string </text:span><text:span text:style-name="T5">or quantity</text:span></text:p>
          </table:table-cell>
          <table:table-cell table:style-name="Table1.B2" office:value-type="string">
            <text:p text:style-name="P6"/>
            <text:p text:style-name="P6">-<text:span text:style-name="T4">creates a dictionary with a key-value pairing</text:span></text:p>
            <text:p text:style-name="P5">-<text:span text:style-name="T3">case-sensitive</text:span></text:p>
            <text:p text:style-name="P5"/>
          </table:table-cell>
        </table:table-row>
        <table:table-row>
          <table:table-cell table:style-name="Table1.A3" office:value-type="string">
            <text:p text:style-name="P3"/>
            <text:p text:style-name="P3"/>
            <text:p text:style-name="P3"/>
            <text:p text:style-name="P3">! <text:span text:style-name="T5">VARIABLENAME = VARIABLENAME;</text:span></text:p>
          </table:table-cell>
          <table:table-cell table:style-name="Table1.B3" office:value-type="string">
            <text:p text:style-name="P3"/>
            <text:p text:style-name="P3">-<text:span text:style-name="T7">creates a </text:span></text:p>
            <text:p text:style-name="P3">-<text:span text:style-name="T5">variable names are in all caps</text:span></text:p>
            <text:p text:style-name="P2">-<text:span text:style-name="T5">starts with an exclamation mark, has an equivalence operator in the middle, and a semicolon to end the line.</text:span></text:p>
            <text:p text:style-name="P3">-<text:span text:style-name="T5">Math operators on the right hand side of the </text:span></text:p>
            <text:p text:style-name="P7">function (asymmetric)</text:p>
            <text:p text:style-name="P3"/>
          </table:table-cell>
        </table:table-row>
        <table:table-row>
          <table:table-cell table:style-name="Table1.A4" office:value-type="string">
            <text:p text:style-name="P2"/>
            <text:p text:style-name="P4">=[VARIABLENAME]:[VARIABLENAME]</text:p>
            <text:p text:style-name="P2"/>
          </table:table-cell>
          <table:table-cell table:style-name="Table1.B4" office:value-type="string">
            <text:p text:style-name="P2"/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2"/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2"/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2"/>
          </table:table-cell>
        </table:table-row>
        <table:table-row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Public Sans SemiBold" svg:font-family="'Public Sans SemiBold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Public Sans SemiBold" fo:font-size="48pt" officeooo:rsid="002bf416" officeooo:paragraph-rsid="002bf416" style:font-size-asian="42pt" style:font-size-complex="48pt"/>
    </style:style>
    <style:style style:name="MP2" style:family="paragraph" style:parent-style-name="Header">
      <style:text-properties style:font-name="Public Sans SemiBold" fo:font-size="12pt" officeooo:rsid="002d045f" officeooo:paragraph-rsid="002d045f" style:font-size-asian="10.5pt" style:font-size-complex="12pt"/>
    </style:style>
    <style:style style:name="MP3" style:family="paragraph" style:parent-style-name="Footer">
      <style:text-properties style:text-position="super 58%" officeooo:rsid="002d045f" officeooo:paragraph-rsid="002d045f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NOTA language</text:p>
        <text:p text:style-name="MP2">Notational<text:span text:style-name="MT1">1</text:span></text:p>
      </style:header>
      <style:header-first>
        <text:p text:style-name="MP1">The NOTA language</text:p>
        <text:p text:style-name="MP2">Notational<text:span text:style-name="MT1">1</text:span><text:span text:style-name="MT2">,</text:span></text:p>
      </style:header-first>
      <style:footer>
        <text:p text:style-name="MP3"><text:span text:style-name="MT2"/></text:p>
      </style:footer>
      <style:footer-first>
        <text:p text:style-name="MP3">1 <text:span text:style-name="MT2">Refers to a mark-up language with extra capability, similar to how C++ is like C with classes.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6T04:59:37.308000000</dc:date>
    <meta:editing-duration>PT34M33S</meta:editing-duration>
    <meta:editing-cycles>15</meta:editing-cycles>
    <meta:generator>LibreOffice/7.3.7.2$Windows_X86_64 LibreOffice_project/e114eadc50a9ff8d8c8a0567d6da8f454beeb84f</meta:generator>
    <meta:document-statistic meta:table-count="2" meta:image-count="0" meta:object-count="0" meta:page-count="2" meta:paragraph-count="30" meta:word-count="179" meta:character-count="1055" meta:non-whitespace-character-count="903"/>
  </office:meta>
</office:document-meta>
</file>